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1</text:p>
          </table:table-cell>
          <table:table-cell table:formula="of:=EXP([.$B$2]*[.B6]+[.$B$3])+[.$B$4]" office:value-type="float" office:value="21.0855369231877" calcext:value-type="float">
            <text:p>21,0855369232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2</text:p>
          </table:table-cell>
          <table:table-cell table:formula="of:=EXP([.$B$2]*[.B7]+[.$B$3])+[.$B$4]" office:value-type="float" office:value="442414.392008921" calcext:value-type="float">
            <text:p>442414,392008921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3</text:p>
          </table:table-cell>
          <table:table-cell table:formula="of:=EXP([.$B$2]*[.B8]+[.$B$3])+[.$B$4]" office:value-type="float" office:value="9744803447.2489" calcext:value-type="float">
            <text:p>9744803447,24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table:style-name="ce1" table:formula="of:=LN(([.E6]-[.E7])/([.E7]-[.E8]))/([.B6]-[.B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formula="of:=([.B6]*LN(([.E6]-[.E7])*([.E7]-[.E8])/([.E6]+[.E8]-2*[.E7]))-[.B7]*LN(([.E6]-[.E7])*([.E6]-[.E7])/([.E6]+[.E8]-2*[.E7])))/([.B6]-[.B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([.E6]*[.E8]-[.E7]*[.E7])/([.E6]+[.E8]-2*[.E7]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21:10:22.499799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03:11:28.860000000</meta:creation-date>
    <dc:date>2017-01-28T22:30:00.836272443</dc:date>
    <meta:editing-duration>PT1H26M58S</meta:editing-duration>
    <meta:editing-cycles>5</meta:editing-cycles>
    <meta:generator>LibreOffice/5.1.4.2$Linux_X86_64 LibreOffice_project/10m0$Build-2</meta:generator>
    <meta:document-statistic meta:table-count="1" meta:cell-count="24" meta:object-count="0"/>
  </office:meta>
</office:document-meta>
</file>